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844c3"/>
    </style:style>
    <style:style style:name="P2" style:family="paragraph" style:parent-style-name="Heading_20_2">
      <style:text-properties officeooo:paragraph-rsid="001844c3"/>
    </style:style>
    <style:style style:name="P3" style:family="paragraph" style:parent-style-name="Heading_20_2">
      <style:paragraph-properties fo:orphans="2" fo:widows="2"/>
      <style:text-properties style:font-name="DejaVu Serif" officeooo:paragraph-rsid="001844c3"/>
    </style:style>
    <style:style style:name="P4" style:family="paragraph" style:parent-style-name="Standard">
      <style:text-properties style:font-name="DejaVu Serif" officeooo:paragraph-rsid="001844c3"/>
    </style:style>
    <style:style style:name="P5" style:family="paragraph" style:parent-style-name="Text_20_body">
      <style:paragraph-properties fo:orphans="2" fo:widows="2"/>
      <style:text-properties style:font-name="DejaVu Serif" officeooo:paragraph-rsid="001844c3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844c3"/>
    </style:style>
    <style:style style:name="T1" style:family="text">
      <style:text-properties officeooo:rsid="001844c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seias</text:h>
      <text:section text:style-name="Sect1" text:name="Seção734">
        <text:h text:style-name="P3" text:outline-level="2">OSÉIAS-[Capítulo <text:span text:style-name="T1">1</text:span>]</text:h>
        <text:p text:style-name="P5"><text:bookmark text:name="cap1108"/>1 A palavra de Iavé, que veio a Oséias, filho de Beeri, nos dias de Uzias, Jotão, Acaz e Ezequias, reis de Judá, e nos dias de Jeroboão, filho de Joás, rei de Israel.</text:p>
        <text:p text:style-name="P6">2 Quando Iavé falou no princípio por Oséias, Iavé disse a Oséias: Vai, toma por esposa uma mulher de prostituições, e filhos de prostituição; porque a terra se prostituiu, apartando-se de Iavé.</text:p>
        <text:p text:style-name="P6">3 Ele se foi, pois, e tomou a Gomer, filha de Diblaim; e ela concebeu, e lhe deu um filho.</text:p>
        <text:p text:style-name="P6">4 E disse-lhe Iavé: Põe-lhe o nome de Jizreel; porque daqui a pouco visitarei o sangue de Jizreel sobre a casa de Jeú, e farei cessar o reino da casa de Israel.</text:p>
        <text:p text:style-name="P6">5 E naquele dia quebrarei o arco de Israel no vale de Jizreel.</text:p>
        <text:p text:style-name="P6">6 E tornou ela a conceber, e deu à luz uma filha. E Iavé disse a Oséias: Põe-lhe o nome de Lo-Ruama; porque não tornarei mais a compadecer-me da casa de Israel, nem a perdoar-lhe de maneira alguma.</text:p>
        <text:p text:style-name="P6">7 Mas da casa se Judá me compadecerei, e os salvarei pel Iavé seu Deus, pois não os salvarei pelo arco, nem pela espada, nem pela guerra, nem pelos cavalos, nem pelos cavaleiros.</text:p>
        <text:p text:style-name="P6">8 Ora depois de haver desmamado a Lo-Ruama, concebeu e deu à luz um filho.</text:p>
        <text:p text:style-name="P6">9 E Iavé disse: Põe-lhe o nome de Lo-Ami; porque vós não sois meu povo, nem sou eu vosso Deus.</text:p>
        <text:p text:style-name="P6">10 Todavia o número dos filhos de Israel será como a areia do mar, que não pode ser medida nem contada; e no lugar onde se lhes dizia: Vós não sois meu povo, se lhes dirá: Vós sois os filhos do Deus vivo.</text:p>
        <text:p text:style-name="P6">11 E os filhos de Judá e os filhos de Israel juntos se congregarão, e constituirão sobre si uma só cabeça, e subirão da terra; pois grande será o dia de Jizreel.</text:p>
      </text:section>
      <text:section text:style-name="Sect1" text:name="Seção735">
        <text:h text:style-name="P2" text:outline-level="2"><text:bookmark text:name="cap2106"/>OSÉIAS-[Capítulo 2]</text:h>
        <text:p text:style-name="P6">1 Dizei a vossos irmãos: Ami; e a vossas irmãs: Ruama.</text:p>
        <text:p text:style-name="P6">2 Contendei com vossa mãe, contendei; porque ela não é minha mulher, e eu não sou seu marido; para que ela afaste as suas prostituições da sua face e os seus adultérios de entre os seus seios;</text:p>
        <text:p text:style-name="P6">3 para que eu não a deixe despida, e a ponha como no dia em que nasceu, e a faça como um deserto, e a torne como uma terra seca, e a mate à sede.</text:p>
        <text:p text:style-name="P6">4 Até de seus filhos não me compadecerei; porquanto são filhos de prostituições.</text:p>
        <text:p text:style-name="P6">5 porque sua mãe se prostituiu; aquela que os concebeu houve- se torpemente; porque diz: Irei após os meus amantes, que me dão o meu pão e a minha água, a minha lã e o meu linho, o meu óleo e as minhas bebidas.</text:p>
        <text:p text:style-name="P6">6 Portanto, eis que lhe cercarei o caminho com espinhos, e contra ela levantarei uma sebe, para que ela não ache as suas veredas.</text:p>
        <text:p text:style-name="P6">7 Ela irá em seguimento de seus amantes, mas não os alcançará; buscá-los-á, mas não os achará; então dirá: Irei, e voltarei a meu primeiro marido, porque melhor me ia então do que agora.</text:p>
        <text:p text:style-name="P6">8 Ora, ela não reconhece que fui eu o que lhe dei o grão, e o vinho, e o azeite, e que lhe multipliquei a prata e o ouro, que eles usaram para Baal.</text:p>
        <text:p text:style-name="P6"><text:soft-page-break/>9 Portanto, tornarei a tirar o meu grão a seu tempo e o meu vinho no seu tempo determinado; e arrebatarei a minha lã e o meu linho, com que cobriam a sua nudez.</text:p>
        <text:p text:style-name="P6">10 E agora descobrirei a sua vileza diante dos olhos dos seus amantes, e ninguém a livrará da minha mão.</text:p>
        <text:p text:style-name="P6">11 Também farei cessar todo o seu gozo, as suas festas, as suas luas novas, e os seus sábados, e todas as suas assembléias solenes.</text:p>
        <text:p text:style-name="P6">12 E devastarei a sua vide e a sua figueira, de que ela diz: É esta a paga que me deram os meus amantes; eu, pois, farei delas um bosque, e as feras do campo as devorarão.</text:p>
        <text:p text:style-name="P6">13 Castigá-la-ei pelos dias dos baalins, nos quais elas lhes queimava incenso, e se adornava com as suas arrecadas e as suas jóias, e, indo atrás dos seus amantes, se esquecia de mim, diz Iavé.</text:p>
        <text:p text:style-name="P6">14 Portanto, eis que eu a atrairei, e a levarei para o deserto, e lhe falarei ao coração.</text:p>
        <text:p text:style-name="P6">15 E lhe darei as suas vinhas dali, e o vale de Acor por porta de esperança; e ali responderá, como nos dias da sua mocidade, e como no dia em que subiu da terra do Egito.</text:p>
        <text:p text:style-name="P6">16 E naquele dia, diz Iavé, ela me chamará meu marido; e não me chamará mais meu Baal.</text:p>
        <text:p text:style-name="P6">17 Pois da sua boca tirarei os nomes dos baalins, e não mais se fará menção desses nomes.</text:p>
        <text:p text:style-name="P6">18 Naquele dia farei por eles aliança com as feras do campo, e com as aves do céu, e com os répteis da terra; e da terra tirarei o arco, e a espada, e a guerra, e os farei deitar em segurança.</text:p>
        <text:p text:style-name="P6">19 E desposar-te-ei comigo para sempre; sim, desposar-te-ei comigo em justiça, e em juízo, e em amorável benignidade, e em misericórdias;</text:p>
        <text:p text:style-name="P6">20 e desposar-te-ei comigo em fidelidade, e conhecerás a Iavé.</text:p>
        <text:p text:style-name="P6">21 Naquele dia responderei, diz Iavé; responderei aos céus, e estes responderão a terra;</text:p>
        <text:p text:style-name="P6">22 a terra responderá ao trigo, e ao vinho, e ao azeite, e estes responderão a Jizreel.</text:p>
        <text:p text:style-name="P6">23 E semeá-lo-ei para mim na terra, e compadecer-me-ei de Lo-Ruama; e a e Lo-Ami direi: Tu és meu povo; e ele dirá: Tu és o meu Deus.</text:p>
      </text:section>
      <text:section text:style-name="Sect1" text:name="Seção736">
        <text:h text:style-name="P2" text:outline-level="2"><text:bookmark text:name="cap360"/>OSÉIAS-[Capítulo 3]</text:h>
        <text:p text:style-name="P6">1 Disse-me Iavé: Vai outra vez, ama uma mulher, amada de seu amigo, e adúltera, como Iavé ama os filhos de Israel, embora eles se desviem para outros deuses, e amem passas de uvas.</text:p>
        <text:p text:style-name="P6">2 Assim eu comprei para mim tal mulher por quinze peças de prata, e um hômer e meio de cevada;</text:p>
        <text:p text:style-name="P6">3 e lhe disse: Por muitos dias tu ficarás esperando por mim; não te prostituirás, nem serás mulher de outro homem; assim também eu esperarei por ti.</text:p>
        <text:p text:style-name="P6">4 Pois os filhos de Israel ficarão por muitos dias sem rei, sem príncipe, sem sacrifício, sem coluna, e sem éfode ou terafins.</text:p>
        <text:p text:style-name="P6">5 Depois tornarão os filhos de Israel, e buscarão a Iavé, seu Deus, e a Davi, seu rei; e com temor chegarão nos últimos dias a Iavé, e à sua bondade.</text:p>
      </text:section>
      <text:section text:style-name="Sect1" text:name="Seção737">
        <text:h text:style-name="P2" text:outline-level="2"/>
        <text:h text:style-name="P2" text:outline-level="2"><text:bookmark text:name="cap435"/><text:soft-page-break/>OSÉIAS-[Capítulo 4]</text:h>
        <text:p text:style-name="P6">1 Ouvi a palavra de Iavé, vós, filhos de Israel; pois Iavé tem uma contenda com os habitantes da terra; porque na terra não há verdade, nem benignidade, nem conhecimento de Deus.</text:p>
        <text:p text:style-name="P6">2 Só prevalecem o perjurar, o mentir, o matar, o furtar, e o adulterar; há violências e homicídios sobre homicídios.</text:p>
        <text:p text:style-name="P6">3 Por isso a terra se lamenta, e todo o que nela mora desfalece, juntamente com os animais do campo e com as aves do céu; e até os peixes do mar perecem.</text:p>
        <text:p text:style-name="P6">4 Todavia ninguém contenda, ninguém repreenda; pois é contigo a minha contenda, ó sacerdote.</text:p>
        <text:p text:style-name="P6">5 Por isso tu tropeçarás de dia, e o profeta contigo tropeçará de noite; e destruirei a tua mãe.</text:p>
        <text:p text:style-name="P6">6 O meu povo está sendo destruído, porque lhe falta o conhecimento. Porquanto rejeitaste o conhecimento, também eu te rejeitarei, para que não sejas sacerdote diante de mim; visto que te esqueceste da lei do teu Deus, também eu me esquecerei de teus filhos.</text:p>
        <text:p text:style-name="P6">7 Quanto mais eles se multiplicaram tanto mais contra mim pecaram: eu mudarei a sua honra em vergonha.</text:p>
        <text:p text:style-name="P6">8 Alimentavam-se do pecado do meu povo, e de coração desejam a iniqüidade dele.</text:p>
        <text:p text:style-name="P6">9 Por isso, como é o povo, assim será o sacerdote; e castigá-lo-ei conforme os seus caminhos, e lhe darei a recompensa das suas obras.</text:p>
        <text:p text:style-name="P6">10 Comerão, mas não se fartarão; entregar-se-ão à luxúria, mas não se multiplicarão; porque deixaram de atentar para Iavé.</text:p>
        <text:p text:style-name="P6">11 A incontinência, e o vinho, e o mosto tiram o entendimento.</text:p>
        <text:p text:style-name="P6">12 O meu povo consulta ao seu pau, e a sua vara lhe dá respostas, porque o espírito de luxúria os enganou, e eles, prostituindo-se, abandonam o seu Deus.</text:p>
        <text:p text:style-name="P6">13 Sacrificam sobre os cumes dos montes; e queimam incenso sobre os outeiros, debaixo do carvalho, do álamo, e do terebinto, porque é boa a sua sombra; por isso vossas filhas se prostituem, e as vossas noras adulteram.</text:p>
        <text:p text:style-name="P6">14 Eu não castigarei vossas filhas, quando se prostituem, nem vossas noras, quando adulteram; porque os homens mesmos com as prostitutas se desviam, e com as meretrizes sacrificam; pois o povo que não tem entendimento será transtornado.</text:p>
        <text:p text:style-name="P6">15 Ainda que tu, ó Israel, te queiras prostituir contudo não se faça culpado Judá; não venhais a Gilgal, e não subais a Bete-Ávem nem jureis, dizendo: Vive Iavé.</text:p>
        <text:p text:style-name="P6">16 Porque como novilha obstinada se rebelou Israel; agora Iavé os apascentará como a um cordeiro num lugar espaçoso.</text:p>
        <text:p text:style-name="P6">17 Efraim está entregue aos ídolos; deixa-o.</text:p>
        <text:p text:style-name="P6">18 Acabando eles de beber, lançam-se à luxúria; certamente os seus príncipes amam a vergonha.</text:p>
        <text:p text:style-name="P6">19 Um vento os envolveu nas suas asas; e eles se envergonharão por causa dos seus sacrifícios.</text:p>
      </text:section>
      <text:section text:style-name="Sect1" text:name="Seção738">
        <text:h text:style-name="P2" text:outline-level="2"/>
        <text:h text:style-name="P2" text:outline-level="2"/>
        <text:h text:style-name="P2" text:outline-level="2"/>
        <text:h text:style-name="P2" text:outline-level="2"><text:bookmark text:name="cap525"/><text:soft-page-break/>OSÉIAS-[Capítulo 5]</text:h>
        <text:p text:style-name="P6">1 Ouvi isto, ó sacerdotes, e escutai, ó casa de Israel, e dai ouvidos, ó casa do rei; porque contra vós se dirige este juízo; pois que vos tornastes um laço para Mizpá, e uma rede estendida sobre o Tabor.</text:p>
        <text:p text:style-name="P6">2 Os revoltosos se aprofundaram na corrupção; mas eu os castigarei a todos eles.</text:p>
        <text:p text:style-name="P6">3 Eu conheço a Efraim, e Israel não se me esconde; porque agora te tens prostituído, ó Efraim, e Israel se contaminou.</text:p>
        <text:p text:style-name="P6">4 As suas ações não lhes permitem voltar para o seu Deus; porque o espírito da prostituição está no meio deles, e não conhecem a Iavé.</text:p>
        <text:p text:style-name="P6">5 A soberba de Israel testifica contra eles; e Israel e Efraim cairão pela sua iniqüidade, e Judá cairá juntamente com eles.</text:p>
        <text:p text:style-name="P6">6 Eles irão com os seus rebanhos e com as suas manadas, para buscarem a Iavé, mas não o acharão; ele se retirou deles.</text:p>
        <text:p text:style-name="P6">7 Aleivosamente se houveram contra Iavé, porque geraram filhos estranhos; agora a festa da lua nova os consumirá, juntamente com as suas porções.</text:p>
        <text:p text:style-name="P6">8 Tocai a corneta em Gibeá, a trombeta em Ramá; soltai o alarma em Bete-Áven; após ti, ó Benjamim.</text:p>
        <text:p text:style-name="P6">9 Efraim será para assolação no dia do castigo: entre as tribos de Israel declaro o que é certo.</text:p>
        <text:p text:style-name="P6">10 Os príncipes de Judá são como os que removem os marcos; derramarei, pois, o meu furor sobre eles como água.</text:p>
        <text:p text:style-name="P6">11 Efraim está oprimido e quebrantado no juízo, porque foi do seu agrado andar após a vaidade.</text:p>
        <text:p text:style-name="P6">12 Portanto para Efraim serei como a traça e para a casa de Judá como a podridão.</text:p>
        <text:p text:style-name="P6">13 Quando Efraim viu a sua enfermidade, e Judá a sua chaga, recorreu Efraim à Assíria e enviou ao rei Jarebe; mas ele não pode curar-vos, nem sarar a vossa chaga.</text:p>
        <text:p text:style-name="P6">14 Pois para Efraim serei como um leão, e como um leão novo para a casa de Judá; eu, sim eu despedaçarei, e ir-me-ei embora; arrebatarei, e não haverá quem livre.</text:p>
        <text:p text:style-name="P6">15 Irei, e voltarei para o meu lugar, até que se reconheçam culpados e busquem a minha face; estando eles aflitos, ansiosamente me buscarão.</text:p>
      </text:section>
      <text:section text:style-name="Sect1" text:name="Seção739">
        <text:h text:style-name="P2" text:outline-level="2"><text:bookmark text:name="cap624"/>OSÉIAS-[Capítulo 6]</text:h>
        <text:p text:style-name="P6">1 Vinde, e tornemos para Iavé, porque ele despedaçou e nos sarará; fez a ferida, e no-la atará.</text:p>
        <text:p text:style-name="P6">2 Depois de dois dias nos ressuscitará: ao terceiro dia nos levantará, e viveremos diante dele.</text:p>
        <text:p text:style-name="P6">3 Conheçamos, e prossigamos em conhecer a Iavé; a sua saída, como a alva, é certa; e ele a nós virá como a chuva, como a chuva serôdia que rega a terra.</text:p>
        <text:p text:style-name="P6">4 Que te farei, ó Efraim? que te farei, ó Judá? porque o vosso amor é como a nuvem da manhã, e como o orvalho que cedo passa.</text:p>
        <text:p text:style-name="P6">5 Por isso os abati pelos profetas; pela palavra da minha boca os matei; e os meus juízos a teu respeito sairão como a luz.</text:p>
        <text:p text:style-name="P6">6 Pois misericórdia quero, e não sacrifícios; e o conhecimento de Deus, mais do que os holocaustos.</text:p>
        <text:p text:style-name="P6">7 Eles, porém, como Adão, transgrediram o pacto; nisso eles se portaram aleivosamente contra mim.</text:p>
        <text:p text:style-name="P6">8 Gileade é cidade de malfeitores, está manchada de sangue.</text:p>
        <text:p text:style-name="P6"><text:soft-page-break/>9 Como hordas de salteadores que espreitam alguém, assim é a companhia dos sacerdotes que matam no caminho para Siquém; sim, cometem a vilania.</text:p>
        <text:p text:style-name="P6">10 Vejo uma coisa horrenda na casa de Israel; ali está a prostituição de Efraim; Israel está contaminado.</text:p>
        <text:p text:style-name="P6">11 Também para ti, ó Judá, está determinada uma ceifa. Ao querer eu trazer do cativeiro o meu povo,</text:p>
      </text:section>
      <text:section text:style-name="Sect1" text:name="Seção740">
        <text:h text:style-name="P2" text:outline-level="2"><text:bookmark text:name="cap722"/>OSÉIAS-[Capítulo 7]</text:h>
        <text:p text:style-name="P6">1 ao querer eu sarar a Israel, descobrem-se a corrupção de Efraim e as maldades de Samária; porque praticam a falsidade; o ladrão entra, e a horda dos salteadores despoja por fora.</text:p>
        <text:p text:style-name="P6">2 Não consideram no seu coração que eu me lembro de toda a sua maldade; agora, pois, os cercam as suas obras; diante da minha face estão.</text:p>
        <text:p text:style-name="P6">3 Com a sua malícia alegram ao rei, e com as suas mentiras aos príncipes.</text:p>
        <text:p text:style-name="P6">4 Todos eles são adúlteros; são semelhantes ao forno aceso, cujo padeiro cessa de atear o fogo desde o amassar a massa até que seja levedada.</text:p>
        <text:p text:style-name="P6">5 E no dia do nosso rei os príncipes se tornaram doentes com a excitação do vinho; o rei estendeu a sua mão com escarnecedores.</text:p>
        <text:p text:style-name="P6">6 Pois têm preparado o coração como um forno, enquanto estão de espreita; toda a noite dorme a sua ira; pela manhã arde como fogo de chama.</text:p>
        <text:p text:style-name="P6">7 Eles estão todos quentes como um forno, e devoram os seus juízes; todos os seus reis caem; ninguém entre eles há que me invoque.</text:p>
        <text:p text:style-name="P6">8 Quanto a Efraim, ele se mistura com os povos; Efraim é um bolo que não foi virado.</text:p>
        <text:p text:style-name="P6">9 Estrangeiros lhe devoram a força, e ele não o sabe; também as cãs se espalham sobre ele, e não o sabe.</text:p>
        <text:p text:style-name="P6">10 E a soberba de Israel testifica contra ele; todavia, não voltam para Iavé seu Deus, nem o buscam em tudo isso.</text:p>
        <text:p text:style-name="P6">11 Pois Efraim é como uma pomba, insensata, sem entendimento; invocam o Egito, vão para a Assíria.</text:p>
        <text:p text:style-name="P6">12 Quando forem, sobre eles estenderei a minha rede, e como aves do céu os farei descer; castigá-los-ei, conforme o que eles têm ouvido na sua congregação.</text:p>
        <text:p text:style-name="P6">13 Ai deles! porque se erraram de mim; destruição sobre eles! porque se rebelaram contra mim. Quisera eu remi-los, mas falam mentiras contra mim.</text:p>
        <text:p text:style-name="P6">14 Não clamam a mim de coração, mas uivam nas suas camas; para o trigo e para o mosto se ajuntam, mas contra mim se rebelam.</text:p>
        <text:p text:style-name="P6">15 Contudo fui eu que os ensinei, e lhes fortaleci os braços; entretanto maquinam o mal contra mim.</text:p>
        <text:p text:style-name="P6">16 Eles voltam, mas não para o Altíssimo. Fizeram-se como um arco enganador; caem à espada os seus príncipes, por causa da insolência da sua língua; este será o seu escárnio na terra do Egito.</text:p>
      </text:section>
      <text:section text:style-name="Sect1" text:name="Seção741">
        <text:h text:style-name="P2" text:outline-level="2"/>
        <text:h text:style-name="P2" text:outline-level="2"/>
        <text:h text:style-name="P2" text:outline-level="2"/>
        <text:h text:style-name="P2" text:outline-level="2"><text:bookmark text:name="cap821"/><text:soft-page-break/>OSÉIAS-[Capítulo 8]</text:h>
        <text:p text:style-name="P6">1 Põe a trombeta à tua boca. Ele vem como águia contra a casa de Iavé; porque eles transgrediram o meu pacto, e se rebelaram contra a minha lei.</text:p>
        <text:p text:style-name="P6">2 E a mim clamam: Deus meu, nós, Israel, te conhecemos.</text:p>
        <text:p text:style-name="P6">3 Israel desprezou o bem; o inimigo persegui-lo-á.</text:p>
        <text:p text:style-name="P6">4 Eles fizeram reis, mas não por mim; constituíram príncipes, mas sem a minha aprovação; da sua prata e do seu ouro fizeram ídolos para si, para serem destruídos.</text:p>
        <text:p text:style-name="P6">5 O teu bezerro, ó Samária, é rejeitado; a minha ira se acendeu contra eles; até quando serão eles incapazes da inocência?</text:p>
        <text:p text:style-name="P6">6 Pois isso procede de Israel; um artífice o fez, e não é Deus. Será desfeito em pedaços o bezerro de Samária</text:p>
        <text:p text:style-name="P6">7 Porquanto semeiam o vento, hão de ceifar o turbilhão; não haverá seara, a erva não dará farinha; se a der, tragá-la-ão os estrangeiros.</text:p>
        <text:p text:style-name="P6">8 Israel foi devorado; agora está entre as nações como um vaso em que ninguém tem prazer.</text:p>
        <text:p text:style-name="P6">9 Porque subiram à Assíria, qual asno selvagem andando sozinho; mercou Efraim amores.</text:p>
        <text:p text:style-name="P6">10 Todavia, ainda que eles merquem entre as nações, eu as congregarei; já começaram a ser diminuídos por causa da carga do rei dos príncipes.</text:p>
        <text:p text:style-name="P6">11 Ainda que Efraim tem multiplicado altares, estes se lhe tornaram altares para pecar.</text:p>
        <text:p text:style-name="P6">12 Escrevi para ele miríades de coisas da minha lei; mas isso é para ele como coisa estranha.</text:p>
        <text:p text:style-name="P6">13 Quanto aos sacrifícios das minhas ofertas, eles sacrificam carne, e a comem; mas Iavé não os aceita; agora se lembrará da iniqüidade deles, e punirá os seus pecados; eles voltarão para o Egito.</text:p>
        <text:p text:style-name="P6">14 Pois Israel se esqueceu do seu Criador, e edificou palácios, e Judá multiplicou cidades fortificadas. Mas eu enviarei sobre as suas cidades um fogo que consumirá os seus castelos.</text:p>
      </text:section>
      <text:section text:style-name="Sect1" text:name="Seção742">
        <text:h text:style-name="P2" text:outline-level="2"><text:bookmark text:name="cap921"/>OSÉIAS-[Capítulo 9]</text:h>
        <text:p text:style-name="P6">1 Não te alegres, ó Israel, não exultes como os povos; pois te prostituíste, apartando-te do teu Deus; amaste a paga de meretriz sobre todas as eiras de trigo.</text:p>
        <text:p text:style-name="P6">2 A eira e o lagar não os manterão, e o vinho novo lhes faltará.</text:p>
        <text:p text:style-name="P6">3 Na terra de Iavé não permanecerão; mas Efraim tornará ao Egito, e na Assíria comerão comida imunda.</text:p>
        <text:p text:style-name="P6">4 Não derramarão libações de vinho a Iavé, nem lhe agradarão com as suas ofertas. O pão deles será como pão de pranteadores; todos os que dele comerem serão imundos; pois o seu pão será somente para o seu apetite; não entrará na casa de Iavé.</text:p>
        <text:p text:style-name="P6">5 Que fareis vós no dia da solenidade, e no dia da festa de Iavé?</text:p>
        <text:p text:style-name="P6">6 Porque, eis que eles se foram por causa da destruição, mas o Egito os recolherá, Mênfis os sepultará; as suas coisas preciosas de prata as urtigas as possuirão; espinhos crescerão nas suas tendas.</text:p>
        <text:p text:style-name="P6">7 Chegaram os dias da punição, chegaram os dias da retribuição; Israel o saberá; o profeta é um insensato, o homem possesso de espírito é um louco; por causa da abundância da tua iniqüidade e do teu grande ódio.</text:p>
        <text:p text:style-name="P6"><text:soft-page-break/>8 O profeta é a sentinela de Efraim, o povo do meu Deus; contudo um laço de caçador de aves se acha em todos os seus caminhos, e inimizade na casa do seu Deus.</text:p>
        <text:p text:style-name="P6">9 Muito profundamente se corromperam, como nos dias de Gibeá; ele se lembrará das iniqüidades deles, e punirá os seus pecados.</text:p>
        <text:p text:style-name="P6">10 Achei a Israel como uvas no deserto, vi a vossos pais como a fruta temporã da figueira no seu princípio; mas eles foram para Baal- Peor, e se consagraram a essa coisa vergonhosa, e se tornaram abomináveis como aquilo que amaram.</text:p>
        <text:p text:style-name="P6">11 Quanto a Efraim, a sua glória como ave voará; não haverá nascimento, nem gravidez, nem concepção.</text:p>
        <text:p text:style-name="P6">12 Ainda que venham criar seus filhos, eu os privarei deles, para que não fique nenhum homem. Ai deles, quando deles eu me apartar!</text:p>
        <text:p text:style-name="P6">13 Efraim, assim como vi a Tiro, está plantado num lugar aprazível; mas Efraim levará seus filhos ao matador.</text:p>
        <text:p text:style-name="P6">14 Dá-lhes, Iavé; mas que lhes darás? dá-lhes uma madre que aborte e seios ressecados.</text:p>
        <text:p text:style-name="P6">15 Toda a sua malícia se acha em Gilgal; pois ali é que lhes concebi ódio; por causa da maldade das suas obras lançá-los-ei fora de minha casa. Não os amarei mais; todos os seus príncipes são rebeldes.</text:p>
        <text:p text:style-name="P6">16 Efraim foi ferido, secou-se a sua raiz; eles não darão fruto; sim, ainda que gerem, eu matarei os frutos desejáveis do seu ventre.</text:p>
        <text:p text:style-name="P6">17 O meu Deus os rejeitará, porque não o ouviram; e errantes andarão entre as nações.</text:p>
      </text:section>
      <text:section text:style-name="Sect1" text:name="Seção743">
        <text:h text:style-name="P2" text:outline-level="2"><text:bookmark text:name="cap1021"/>OSÉIAS-[Capítulo 10]</text:h>
        <text:p text:style-name="P6">1 Israel é vide frondosa que dá o seu fruto; conforme a abundância do seu fruto, assim multiplicou os altares; conforme a prosperidade da terra, assim fizeram belas colunas.</text:p>
        <text:p text:style-name="P6">2 O seu coração está dividido, por isso serão culpados; ele derribará os altares deles, e lhes destruirá as colunas.</text:p>
        <text:p text:style-name="P6">3 Certamente agora dirão: Não temos rei, porque não tememos a Iavé; e o rei, que pode ele fazer por nós?</text:p>
        <text:p text:style-name="P6">4 Falam palavras vãs; juram falsamente, fazendo pactos; por isso brota o juízo como erva peçonhenta nos sulcos dos campos.</text:p>
        <text:p text:style-name="P6">5 Os moradores de Samária serão atemorizados por causa do bezerro de Bete-Áven. O seu povo se lamentará por causa dele, como também prantearão os seus sacerdotes idólatras por causa da sua glória, que se apartou dela.</text:p>
        <text:p text:style-name="P6">6 Também será ele levado para Assíria como um presente ao rei Jarebe; Efraim ficará confuso, e Israel se envergonhará por causa do seu próprio conselho.</text:p>
        <text:p text:style-name="P6">7 O rei de Samária será desfeito como a espuma sobre a face da água.</text:p>
        <text:p text:style-name="P6">8 E os altos de Áven, pecado de Israel, serão destruídos; espinhos e cardos crescerão sobre os seus altares; e dirão aos montes: Cobri-nos! e aos outeiros: Caí sobre nós!</text:p>
        <text:p text:style-name="P6">9 Desde os dias de Gibeá tens pecado, ó Israel; ali permaneceram; a peleja contra os filhos da iniqüidade não os alcançará em Gibeá.</text:p>
        <text:p text:style-name="P6">10 Quando eu quiser, castigá-los-ei; e os povos se congregarão contra eles, quando forem castigados pela sua dupla transgressao.</text:p>
        <text:p text:style-name="P6">11 Porque Efraim era uma novilha domada, que gostava de trilhar; e eu poupava a formosura do seu pescoço; mas porei arreios sobre Efraim; Judá lavrará; Jacó desfará os torrões.</text:p>
        <text:p text:style-name="P6"><text:soft-page-break/>12 Semeai para vós em justiça, colhei segundo a misericórdia; lavrai o campo alqueivado; porque é tempo de buscar a Iavé, até que venha e chova a justiça sobre vós.</text:p>
        <text:p text:style-name="P6">13 Lavrastes a impiedade, segastes a iniqüidade, e comestes o fruto da mentira; porque confiaste no teu caminho, na multidão dos teus valentes.</text:p>
        <text:p text:style-name="P6">14 Portanto, entre o teu povo se levantará tumulto de guerra, e todas as tuas fortalezas serão destruídas, como Salmã destruiu a Bete-Arbel no dia da batalha; a mãe ali foi despedaçada juntamente com os filhos.</text:p>
        <text:p text:style-name="P6">15 Assim vos fará Betel, por causa da vossa grande malícia; de madrugada será o rei de Israel totalmente destruído.</text:p>
      </text:section>
      <text:section text:style-name="Sect1" text:name="Seção744">
        <text:h text:style-name="P2" text:outline-level="2"><text:bookmark text:name="cap1124"/>OSÉIAS-[Capítulo 11]</text:h>
        <text:p text:style-name="P6">1 Quando Israel era menino, eu o amei, e do Egito chamei a meu filho.</text:p>
        <text:p text:style-name="P6">2 Quanto mais eu os chamava, tanto mais se afastavam de mim; sacrificavam aos baalins, e queimavam incenso às imagens esculpidas.</text:p>
        <text:p text:style-name="P6">3 Todavia, eu ensinei aos de Efraim a andar; tomei-os nos meus braços; mas não entendiam que eu os curava.</text:p>
        <text:p text:style-name="P6">4 Atraí-os com cordas humanas, com laços de amor; e fui para eles como os que tiram o jugo de sobre as suas queixadas, e me inclinei para lhes dar de comer.</text:p>
        <text:p text:style-name="P6">5 Não voltarão para a terra do Egito; mas a Assíria será seu rei; porque recusam converter-se.</text:p>
        <text:p text:style-name="P6">6 Cairá a espada sobre as suas cidades, e consumirá os seus ferrolhos; e os devorará nas suas fortalezas.</text:p>
        <text:p text:style-name="P6">7 Porque o meu povo é inclinado a desviar-se de mim; ainda que clamem ao Altíssimo, nenhum deles o exalta.</text:p>
        <text:p text:style-name="P6">8 Como te deixaria, ó Efraim? como te entregaria, ó Israel? como te faria como Admá? ou como Zeboim? Está comovido em mim o meu coração, as minhas compaixões à uma se acendem.</text:p>
        <text:p text:style-name="P6">9 Não executarei o furor da minha ira; não voltarei para destruir a Efraim, porque eu sou Deus e não homem, o Santo no meio de ti; eu não virei com ira.</text:p>
        <text:p text:style-name="P6">10 Andarão após Iavé; ele bramará como leão; e, bramando ele, os filhos, tremendo, virão do ocidente.</text:p>
        <text:p text:style-name="P6">11 Também, tremendo, virão como um passarinho os do Egito, e como uma pomba os da terra da Assíria; e os farei habitar em suas casas, diz Iavé.</text:p>
        <text:p text:style-name="P6">12 Efraim me cercou com mentira, e a casa de Israel com engano; mas Judá ainda domina com Deus, e com o Santo está fiel.</text:p>
      </text:section>
      <text:section text:style-name="Sect1" text:name="Seção745">
        <text:h text:style-name="P2" text:outline-level="2"><text:bookmark text:name="cap1222"/>OSÉIAS-[Capítulo 12]</text:h>
        <text:p text:style-name="P6">1 Efraim apascenta o vento, segue o vento oriental todo o dia; multiplica a mentira e a destruição; e fazem aliança com a Assíria, e o azeite se leva ao Egito</text:p>
        <text:p text:style-name="P6">2 Iavé também com Judá tem contenda, e castigará a Jacó segundo os seus caminhos; segundo as suas obras o recompensará.</text:p>
        <text:p text:style-name="P6">3 No ventre pegou do calcanhar de seu irmão; e na sua idade varonil lutou com Deus.</text:p>
        <text:p text:style-name="P6">4 Lutou com o anjo, e prevaleceu; chorou, e lhe fez súplicas. Em Betel o achou, e ali falou Deus com ele;</text:p>
        <text:p text:style-name="P6">5 sim, Iavé, o Deus dos exércitos; Iavé e o seu nome.</text:p>
        <text:p text:style-name="P6">6 Tu, pois, converte-te a teu Deus; guarda a benevolência e a justiça, e em teu Deus espera sempre.</text:p>
        <text:p text:style-name="P6"><text:soft-page-break/>7 Quanto a Canaã, tem nas mãos balança enganadora; ama a opressão.</text:p>
        <text:p text:style-name="P6">8 Diz Efraim: Certamente eu me tenho enriquecido, tenho adquirido para mim grandes bens; em todo o meu trabalho não acharão em mim iniqüidade alguma que seja pecado.</text:p>
        <text:p text:style-name="P6">9 Mas eu sou Iavé seu Deus, desde a terra do Egito; eu ainda te farei habitar de novo em tendas, como nos dias da festa solene.</text:p>
        <text:p text:style-name="P6">10 Também falei aos profetas, e multipliquei as visões; e pelo ministério dos profetas usei de parábolas.</text:p>
        <text:p text:style-name="P6">11 Não é Gileade iniqüidade? pura vaidade são eles. Em Gilgal sacrificam bois; os seus altares são como montões de pedras nos sulcos dos campos.</text:p>
        <text:p text:style-name="P6">12 Jacó fugiu para o campo de Arã, e Israel serviu por uma mulher, sim, por uma mulher guardou o gado.</text:p>
        <text:p text:style-name="P6">13 Mas Iavé por meio dum profeta fez subir a Israel do Egito, e por um profeta foi ele preservado.</text:p>
        <text:p text:style-name="P6">14 Efraim mui amargamente provocou-lhe a ira; portanto sobre ele será deixado o seu sangue, e o seu Senhor fará cair sobre ele a sua vergonha.</text:p>
      </text:section>
      <text:section text:style-name="Sect1" text:name="Seção746">
        <text:h text:style-name="P2" text:outline-level="2"><text:bookmark text:name="cap1318"/>OSÉIAS-[Capítulo 13]</text:h>
        <text:p text:style-name="P6">1 Quando Efraim falava, tremia-se; foi exaltado em Israel; mas quando ele se fez culpado no tocante a Baal, morreu.</text:p>
        <text:p text:style-name="P6">2 E agora pecam mais e mais, e da sua prata fazem imagens fundidas, ídolos segundo o seu entendimento, todos eles obra de artífices, e dizem: Oferecei sacrifícios a estes. Homens beijam aos bezerros!</text:p>
        <text:p text:style-name="P6">3 Por isso serão como a nuvem de manhã, e como o orvalho que cedo passa; como a palha que se lança fora da eira, e como a fumaça que sai pela janela.</text:p>
        <text:p text:style-name="P6">4 Todavia, eu sou Iavé seu Deus desde a terra do Egito; portanto não conhecerás outro deus além de mim, porque não há salvador senão eu.</text:p>
        <text:p text:style-name="P6">5 Eu te conheci no deserto, em terra muito seca.</text:p>
        <text:p text:style-name="P6">6 Depois eles se fartaram em proporção do seu pasto; e estando fartos, ensoberbeceu-se-lhes o coração, por isso esqueceram de mim.</text:p>
        <text:p text:style-name="P6">7 Portanto serei para eles como leão; como leopardo espreitarei junto ao caminho;</text:p>
        <text:p text:style-name="P6">8 Como ursa roubada dos seus cachorros lhes sairei ao encontro, e lhes romperei as teias do coração; e ali os devorarei como leoa; as feras do campo os despedaçarão.</text:p>
        <text:p text:style-name="P6">9 Destruir-te-ei, ó Israel; quem te pode socorrer?</text:p>
        <text:p text:style-name="P6">10 Onde está agora o teu rei, para que te salve em todas as tuas cidades? e os teus juízes, dos quais disseste: Dá-me rei e príncipes?</text:p>
        <text:p text:style-name="P6">11 Dei-te um rei na minha ira, e tirei-o no meu furor.</text:p>
        <text:p text:style-name="P6">12 A iniqüidade de Efraim está atada, o seu pecado está armazenado.</text:p>
        <text:p text:style-name="P6">13 Dores de mulher de parto lhe sobrevirão; ele é filho insensato; porque é tempo e não está no lugar em que deve vir à luz.</text:p>
        <text:p text:style-name="P6">14 Eu os remirei do poder do Seol, e os resgatarei da morte. Onde estão, ó morte, as tuas pragas? Onde está, ó Seol, a tua destruição? A compaixão está escondida de meus olhos.</text:p>
        <text:p text:style-name="P6">15 Ainda que ele dê fruto entre os seus irmãos, virá o vento oriental, vento de Iavé, subindo do deserto, e secar-se-á a sua nascente, e se estancará a sua fonte; ele saqueará o tesouro de todos os vasos desejáveis.</text:p>
        <text:p text:style-name="P6">16 Samária levará sobre si a sua culpa, porque se rebelou contra o seu Deus; cairá à espada; seus filhinhos serão despedaçados, e as suas mulheres grávidas serão fendidas.</text:p>
      </text:section>
      <text:section text:style-name="Sect1" text:name="Seção747">
        <text:h text:style-name="P2" text:outline-level="2"><text:bookmark text:name="cap2107"/><text:soft-page-break/>OSÉIAS-[Capítulo 14]</text:h>
        <text:p text:style-name="P6">1 Volta, ó Israel, para Iavé seu Deus; porque pela tua iniqüidade tens caído.</text:p>
        <text:p text:style-name="P6">2 Tomai convosco palavras, e voltai para Iavé; dizei-lhe: Tira toda a iniqüidade, e aceita o que é bom; e ofereceremos como novilhos os sacrifícios dos nossos lábios.</text:p>
        <text:p text:style-name="P6">3 Não nos salvará a Assíria, não iremos montados em cavalos; e à obra das nossas mãos já não diremos: Tu és o nosso Deus; porque em ti o órfão acha a misericórdia.</text:p>
        <text:p text:style-name="P6">4 Eu sararei a sua apostasia, eu voluntariamente os amarei; porque a minha ira se apartou deles.</text:p>
        <text:p text:style-name="P6">5 Eu serei para Israel como o orvalho; ele florescerá como o lírio, e lançará as suas raízes como o Líbano.</text:p>
        <text:p text:style-name="P6">6 Estender-se-ão as suas vergônteas, e a sua formosura será como a da oliveira, a sua fragrância como a do Líbano.</text:p>
        <text:p text:style-name="P6">7 Voltarão os que habitam à sua sombra; reverdecerão como o trigo, e florescerão como a vide; o seu renome será como o do vinho do Líbano.</text:p>
        <text:p text:style-name="P6">8 Ó Efraim, que tenho eu com os ídolos? Sou eu que respondo, e cuido de ti. Eu sou como a faia verde; de mim é achado o teu fruto.</text:p>
        <text:p text:style-name="P6">9 Quem é sábio, para que entenda estas coisas? prudente, para que as saiba? porque os caminhos de Iavé são retos, e os justos andarão neles; mas os transgressores neles cairão.</text:p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5cm" fo:margin-bottom="0.055cm" loext:contextual-spacing="false" style:line-height-at-least="0.018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09:57.615569120</meta:creation-date>
    <dc:date>2023-07-25T15:11:40.998495564</dc:date>
    <meta:editing-duration>PT1M4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0" meta:paragraph-count="212" meta:word-count="4777" meta:character-count="25641" meta:non-whitespace-character-count="21076"/>
  </office:meta>
</office:document-meta>
</file>